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officeooo:rsid="000211a0" officeooo:paragraph-rsid="000211a0"/>
    </style:style>
    <style:style style:name="P5" style:family="paragraph" style:parent-style-name="Standard">
      <style:paragraph-properties fo:text-align="justify" style:justify-single-word="false"/>
      <style:text-properties officeooo:rsid="000211a0" officeooo:paragraph-rsid="000211a0"/>
    </style:style>
    <style:style style:name="P6" style:family="paragraph" style:parent-style-name="Standard">
      <style:paragraph-properties fo:text-align="justify" style:justify-single-word="false"/>
      <style:text-properties officeooo:rsid="00022dee" officeooo:paragraph-rsid="00022dee"/>
    </style:style>
    <style:style style:name="P7" style:family="paragraph" style:parent-style-name="Standard">
      <style:paragraph-properties fo:text-align="justify" style:justify-single-word="false"/>
      <style:text-properties officeooo:rsid="0008df07" officeooo:paragraph-rsid="0008df07"/>
    </style:style>
    <style:style style:name="P8" style:family="paragraph" style:parent-style-name="Standard">
      <style:paragraph-properties fo:text-align="justify" style:justify-single-word="false"/>
      <style:text-properties officeooo:rsid="0008df07" officeooo:paragraph-rsid="0008df07"/>
    </style:style>
    <style:style style:name="T1" style:family="text">
      <style:text-properties officeooo:rsid="000211a0"/>
    </style:style>
    <style:style style:name="T2" style:family="text">
      <style:text-properties officeooo:rsid="00022de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企画書</text:p>
      <text:p text:style-name="P2">２０２０年６月<text:span text:style-name="T1">27日</text:span></text:p>
      <text:p text:style-name="P3">１.自己紹介<text:span text:style-name="T1">HPをつくる目的　　　　</text:span></text:p>
      <text:p text:style-name="P4">　企業への就活の際に見せる<text:span text:style-name="T2">　　　　　 <text:s/></text:span></text:p>
      <text:p text:style-name="P4">　福新の営業目的<text:span text:style-name="T2">　　　　　　 　　　　</text:span></text:p>
      <text:p text:style-name="P4">　動物病院の先生にアピールする<text:span text:style-name="T2">　　　　</text:span></text:p>
      <text:p text:style-name="P4">　個人での仕事も受けられるよう<text:span text:style-name="T2">　　　　 </text:span></text:p>
      <text:p text:style-name="P4"/>
      <text:p text:style-name="P4">２.目的別HPのコンセプト</text:p>
      <text:p text:style-name="P4">　企業→どれほどの技術があるか、実績はどれほどあるのか</text:p>
      <text:p text:style-name="P4">　福新、動物病院、フリーランス→どのような雰囲気で作るかをパッと見でも理解してもらえるように</text:p>
      <text:p text:style-name="P4"/>
      <text:p text:style-name="P4">３．デザイン</text:p>
      <text:p text:style-name="P4">　企業→デザイン性が高く、見やすさ重視</text:p>
      <text:p text:style-name="P4">　福新、フリーランス→機能性、売上に貢献できるような構成重視</text:p>
      <text:p text:style-name="P4">　動物病院→親しみやすさ、柔らかなデザイン、スムーズに動かせる機能重視</text:p>
      <text:p text:style-name="P4"/>
      <text:p text:style-name="P5">４．３をふまえて自身のHPのデザインを決定</text:p>
      <text:p text:style-name="P6">　デザイン性が高く、見やすさ重視、最低限の情報のみを載る</text:p>
      <text:p text:style-name="P6"/>
      <text:p text:style-name="P6">５．案リスト</text:p>
      <text:p text:style-name="P6">案①シンプルな筆記体主体</text:p>
      <text:p text:style-name="P6">　・白黒ベースデザインの可否</text:p>
      <text:p text:style-name="P6">　・筆記体フォントの可否</text:p>
      <text:p text:style-name="P6">　 <text:s/>読みにくい？英語だとわからない？日本語フォントと差がでて違和感になるか？</text:p>
      <text:p text:style-name="P6">　・依頼ページの記載内容</text:p>
      <text:p text:style-name="P6">　・シンプルすぎる？</text:p>
      <text:p text:style-name="P6">　 <text:s/></text:p>
      <text:p text:style-name="P6">案②蝶のコンセプト</text:p>
      <text:p text:style-name="P6">　・白黒ベースデザインの可否</text:p>
      <text:p text:style-name="P6">　・ヘッダーとフッターが黒だと雰囲気が重いか？</text:p>
      <text:p text:style-name="P6"/>
      <text:p text:style-name="P6">案③青い鳥コンセプト</text:p>
      <text:p text:style-name="P6">　・シンプルすぎ？</text:p>
      <text:p text:style-name="P6">　・デザイン性が低いのでは？</text:p>
      <text:p text:style-name="P6"/>
      <text:p text:style-name="P7">6.１０月までに準備しておくべきこと</text:p>
      <text:p text:style-name="P7">　・お客様にアンケートを取る（なぜこの病院を選んだか等）</text:p>
      <text:p text:style-name="P7">　・いくつかの実績を作る</text:p>
      <text:p text:style-name="P7"/>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TakaoPGothic"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TakaoPGothic"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6T20:39:25.636398839</meta:creation-date>
    <dc:date>2020-06-29T22:41:35.606213558</dc:date>
    <meta:editing-duration>PT22M14S</meta:editing-duration>
    <meta:editing-cycles>7</meta:editing-cycles>
    <meta:generator>LibreOffice/4.2.8.2$Linux_x86 LibreOffice_project/420m0$Build-2</meta:generator>
    <meta:document-statistic meta:table-count="0" meta:image-count="0" meta:object-count="0" meta:page-count="1" meta:paragraph-count="33" meta:word-count="517" meta:character-count="579" meta:non-whitespace-character-count="522"/>
  </office:meta>
</office:document-meta>
</file>